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draw:marker-start-width="0.376cm" draw:marker-end-width="0.3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1cm" fo:min-width="0.2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cm" fo:min-width="0.3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1cm" fo:min-width="0.35cm"/>
    </style:style>
    <style:style style:name="gr6" style:family="graphic" style:parent-style-name="objectwithoutfill">
      <style:graphic-properties svg:stroke-width="0cm" draw:marker-start-width="0.3cm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cm" fo:min-width="0.378cm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10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cm" fo:min-width="0.288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112cm" svg:height="4.686cm" draw:transform="rotate (-0.261799387800286) translate (12.923cm 3.07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2" draw:text-style-name="P1" draw:layer="layout" svg:x1="5.842cm" svg:y1="7.578cm" svg:x2="20.325cm" svg:y2="7.578cm">
          <text:p/>
        </draw:line>
        <draw:frame draw:style-name="gr3" draw:layer="layout" svg:width="0.788cm" svg:height="0.963cm" svg:x="4.933cm" svg:y="7.493cm">
          <draw:text-box>
            <text:p>A</text:p>
          </draw:text-box>
        </draw:frame>
        <draw:frame draw:style-name="gr3" draw:layer="layout" svg:width="0.788cm" svg:height="0.963cm" svg:x="20.712cm" svg:y="7.493cm">
          <draw:text-box>
            <text:p>B</text:p>
          </draw:text-box>
        </draw:frame>
        <draw:frame draw:style-name="gr4" draw:layer="layout" svg:width="0.817cm" svg:height="0.963cm" svg:x="13.01cm" svg:y="2.382cm">
          <draw:text-box>
            <text:p>C</text:p>
          </draw:text-box>
        </draw:frame>
        <draw:frame draw:style-name="gr4" draw:layer="layout" svg:width="0.817cm" svg:height="0.963cm" svg:x="16.917cm" svg:y="9.171cm">
          <draw:text-box>
            <text:p>D</text:p>
          </draw:text-box>
        </draw:frame>
        <draw:frame draw:style-name="gr5" draw:layer="layout" svg:width="0.85cm" svg:height="0.963cm" svg:x="10.698cm" svg:y="6.641cm">
          <draw:text-box>
            <text:p>O</text:p>
          </draw:text-box>
        </draw:frame>
        <draw:line draw:style-name="gr6" draw:text-style-name="P1" draw:layer="layout" svg:x1="11.721cm" svg:y1="7.493cm" svg:x2="10.869cm" svg:y2="12.605cm">
          <text:p/>
        </draw:line>
        <draw:frame draw:style-name="gr7" draw:layer="layout" svg:width="0.878cm" svg:height="0.963cm" svg:x="10.528cm" svg:y="12.999cm">
          <draw:text-box>
            <text:p>M</text:p>
          </draw:text-box>
        </draw:frame>
        <draw:line draw:style-name="gr8" draw:text-style-name="P1" draw:layer="layout" svg:x1="11.806cm" svg:y1="7.494cm" svg:x2="18.622cm" svg:y2="2.382cm">
          <text:p/>
        </draw:line>
        <draw:frame draw:style-name="gr4" draw:layer="layout" svg:width="0.817cm" svg:height="0.963cm" svg:x="18.621cm" svg:y="1.956cm">
          <draw:text-box>
            <text:p>N</text:p>
          </draw:text-box>
        </draw:frame>
        <draw:frame draw:style-name="gr9" draw:layer="layout" svg:width="20.5cm" svg:height="4.523cm" svg:x="4.5cm" svg:y="14.8cm">
          <draw:text-box>
            <text:p>∠DOM = (360 – β – 90) / 2</text:p>
            <text:p>∠BON = (180 – β) /2</text:p>
            <text:p>∠COP = β – 90 = ∠BOD</text:p>
            <text:p/>
            <text:p>∠MON = ∠DOM + ∠BON + ∠BOD </text:p>
            <text:p/>
          </draw:text-box>
        </draw:frame>
        <draw:line draw:style-name="gr10" draw:text-style-name="P1" draw:layer="layout" svg:x1="11.72cm" svg:y1="7.664cm" svg:x2="11.72cm" svg:y2="1.7cm">
          <text:p/>
        </draw:line>
        <draw:frame draw:style-name="gr11" draw:layer="layout" svg:width="0.788cm" svg:height="0.963cm" svg:x="11.806cm" svg:y="1.7cm">
          <draw:text-box>
            <text:p>P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8M35S</meta:editing-duration>
    <meta:editing-cycles>5</meta:editing-cycles>
    <meta:generator>OpenOffice/4.1.15$Win32 OpenOffice.org_project/4115m2$Build-9813</meta:generator>
    <dc:date>2026-01-24T09:33:50.15</dc:date>
    <dc:creator>Eric Zhang</dc:creator>
    <meta:document-statistic meta:object-count="37"/>
  </office:meta>
</office:document-meta>
</file>